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</style:style>
    <style:style style:name="T555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20056503BR</text:p>
        </text:list-item>
        <text:list-item>
          <text:p text:style-name="P305">AK220454227BR</text:p>
        </text:list-item>
        <text:list-item>
          <text:p text:style-name="P306"><text:s/>AK221195206BR</text:p>
        </text:list-item>
        <text:list-item>
          <text:p text:style-name="P307">AK221218848BR</text:p>
        </text:list-item>
        <text:list-item>
          <text:p text:style-name="P308">AK221505526BR</text:p>
        </text:list-item>
        <text:list-item>
          <text:p text:style-name="P309">AA185065492BR</text:p>
        </text:list-item>
        <text:list-item>
          <text:p text:style-name="P310">AK221105280BR</text:p>
        </text:list-item>
        <text:list-item>
          <text:p text:style-name="P311">AK219284313BR</text:p>
        </text:list-item>
        <text:list-item>
          <text:p text:style-name="P312">AK219200358BR</text:p>
        </text:list-item>
        <text:list-item>
          <text:p text:style-name="P313">AK219730381BR</text:p>
        </text:list-item>
        <text:list-item>
          <text:p text:style-name="P314">AK219292986BR</text:p>
        </text:list-item>
        <text:list-item>
          <text:p text:style-name="P315">AK219513563BR</text:p>
        </text:list-item>
        <text:list-item>
          <text:p text:style-name="P316">AK220277147BR</text:p>
        </text:list-item>
        <text:list-item>
          <text:p text:style-name="P317">AK220467923BR</text:p>
        </text:list-item>
        <text:list-item>
          <text:p text:style-name="P318"><text:s/>AA182975018BR</text:p>
        </text:list-item>
        <text:list-item>
          <text:p text:style-name="P319">AK219501361BR</text:p>
        </text:list-item>
        <text:list-item>
          <text:p text:style-name="P320">AK219660677BR</text:p>
        </text:list-item>
        <text:list-item>
          <text:p text:style-name="P321">AK219180772BR</text:p>
        </text:list-item>
        <text:list-item>
          <text:p text:style-name="P322">AA184714196BR</text:p>
        </text:list-item>
        <text:list-item>
          <text:p text:style-name="P323">AK219610959BR</text:p>
        </text:list-item>
        <text:list-item>
          <text:p text:style-name="P324">AK219592141BR</text:p>
        </text:list-item>
        <text:list-item>
          <text:p text:style-name="P325">AK221158795BR</text:p>
        </text:list-item>
        <text:list-item>
          <text:p text:style-name="P326">AA183978735BR</text:p>
        </text:list-item>
        <text:list-item>
          <text:p text:style-name="P327">AK219856206BR</text:p>
        </text:list-item>
        <text:list-item>
          <text:p text:style-name="P328">AK220654696BR</text:p>
        </text:list-item>
        <text:list-item>
          <text:p text:style-name="P329">AA184572776BR</text:p>
        </text:list-item>
        <text:list-item>
          <text:p text:style-name="P330">AA184673580BR</text:p>
        </text:list-item>
        <text:list-item>
          <text:p text:style-name="P331">AK221307582BR</text:p>
        </text:list-item>
        <text:list-item>
          <text:p text:style-name="P332">AK221420763BR</text:p>
        </text:list-item>
        <text:list-item>
          <text:p text:style-name="P333">AA184824815BR</text:p>
        </text:list-item>
        <text:list-item>
          <text:p text:style-name="P334">AK221528442BR</text:p>
        </text:list-item>
        <text:list-item>
          <text:p text:style-name="P335">AA184374033BR</text:p>
        </text:list-item>
        <text:list-item>
          <text:p text:style-name="P336">AK220125464BR</text:p>
        </text:list-item>
        <text:list-item>
          <text:p text:style-name="P337">AK220566268BR</text:p>
        </text:list-item>
        <text:list-item>
          <text:p text:style-name="P338">AA184446945BR</text:p>
        </text:list-item>
        <text:list-item>
          <text:p text:style-name="P339">AA185135065BR</text:p>
        </text:list-item>
        <text:list-item>
          <text:p text:style-name="P340">AK220866449BR</text:p>
        </text:list-item>
        <text:list-item>
          <text:p text:style-name="P341">AK220423295BR</text:p>
        </text:list-item>
        <text:list-item>
          <text:p text:style-name="P342">AA183509750BR</text:p>
        </text:list-item>
        <text:list-item>
          <text:p text:style-name="P343">AK219820935BR</text:p>
        </text:list-item>
        <text:list-item>
          <text:p text:style-name="P344">AK219908420BR</text:p>
        </text:list-item>
        <text:list-item>
          <text:p text:style-name="P345">AA184375294BR</text:p>
        </text:list-item>
        <text:list-item>
          <text:p text:style-name="P346">AK220725843BR</text:p>
        </text:list-item>
        <text:list-item>
          <text:p text:style-name="P347">AK220489495BR</text:p>
        </text:list-item>
        <text:list-item>
          <text:p text:style-name="P348">AK220550722BR</text:p>
        </text:list-item>
        <text:list-item>
          <text:p text:style-name="P349">AK220567175BR</text:p>
        </text:list-item>
        <text:list-item>
          <text:p text:style-name="P350">AA184068020BR</text:p>
        </text:list-item>
        <text:list-item>
          <text:p text:style-name="P351">AK220240310BR</text:p>
        </text:list-item>
        <text:list-item>
          <text:p text:style-name="P352">AA183695076BR</text:p>
        </text:list-item>
        <text:list-item>
          <text:p text:style-name="P353">AA183706335BR</text:p>
        </text:list-item>
        <text:list-item>
          <text:p text:style-name="P354">AA184127845BR</text:p>
        </text:list-item>
        <text:list-item>
          <text:p text:style-name="P355">AK220048895BR</text:p>
        </text:list-item>
        <text:list-item>
          <text:p text:style-name="P356">AK219744933BR</text:p>
        </text:list-item>
        <text:list-item>
          <text:p text:style-name="P357">AK221076209BR</text:p>
        </text:list-item>
        <text:list-item>
          <text:p text:style-name="P358">AK219919847BR</text:p>
        </text:list-item>
        <text:list-item>
          <text:p text:style-name="P359">AK221265511BR</text:p>
        </text:list-item>
        <text:list-item>
          <text:p text:style-name="P360">AK221131378BR</text:p>
        </text:list-item>
        <text:list-item>
          <text:p text:style-name="P361">AK220102551BR</text:p>
        </text:list-item>
        <text:list-item>
          <text:p text:style-name="P362">AA184187185BR</text:p>
        </text:list-item>
        <text:list-item>
          <text:p text:style-name="P363">AK221203622BR</text:p>
        </text:list-item>
        <text:list-item>
          <text:p text:style-name="P364">AK221289331BR</text:p>
        </text:list-item>
        <text:list-item>
          <text:p text:style-name="P365">AK220654634BR</text:p>
        </text:list-item>
        <text:list-item>
          <text:p text:style-name="P366">AK220573065BR</text:p>
        </text:list-item>
        <text:list-item>
          <text:p text:style-name="P367">AK221320898BR</text:p>
        </text:list-item>
        <text:list-item>
          <text:p text:style-name="P368">AA184328422BR</text:p>
        </text:list-item>
        <text:list-item>
          <text:p text:style-name="P369">AK221155961BR</text:p>
        </text:list-item>
        <text:list-item>
          <text:p text:style-name="P370">AA184506349BR</text:p>
        </text:list-item>
        <text:list-item>
          <text:p text:style-name="P371">AK220995219BR</text:p>
        </text:list-item>
        <text:list-item>
          <text:p text:style-name="P372">AK220050576BR</text:p>
        </text:list-item>
        <text:list-item>
          <text:p text:style-name="P373">AK221592026BR</text:p>
        </text:list-item>
        <text:list-item>
          <text:p text:style-name="P374">AK220473606BR</text:p>
        </text:list-item>
        <text:list-item>
          <text:p text:style-name="P375">AK220763679BR</text:p>
        </text:list-item>
        <text:list-item>
          <text:p text:style-name="P376">AK221243445BR</text:p>
        </text:list-item>
        <text:list-item>
          <text:p text:style-name="P377">AA184403168BR</text:p>
        </text:list-item>
        <text:list-item>
          <text:p text:style-name="P378">AA184372253BR</text:p>
        </text:list-item>
        <text:list-item>
          <text:p text:style-name="P379">AA185069517BR</text:p>
        </text:list-item>
        <text:list-item>
          <text:p text:style-name="P380">AK221493385BR</text:p>
        </text:list-item>
        <text:list-item>
          <text:p text:style-name="P381">AK220761721BR</text:p>
        </text:list-item>
        <text:list-item>
          <text:p text:style-name="P382">AK220799727BR</text:p>
        </text:list-item>
        <text:list-item>
          <text:p text:style-name="P383">AK220654784BR</text:p>
        </text:list-item>
        <text:list-item>
          <text:p text:style-name="P384">AK220813295BR</text:p>
        </text:list-item>
        <text:list-item>
          <text:p text:style-name="P385">AK221034787BR</text:p>
        </text:list-item>
        <text:list-item>
          <text:p text:style-name="P386">AK221177825BR</text:p>
        </text:list-item>
        <text:list-item>
          <text:p text:style-name="P387">AK219443672BR</text:p>
        </text:list-item>
        <text:list-item>
          <text:p text:style-name="P388">AK221370015BR</text:p>
        </text:list-item>
        <text:list-item>
          <text:p text:style-name="P389">AA184259523BR</text:p>
        </text:list-item>
        <text:list-item>
          <text:p text:style-name="P390">AK220422799BR</text:p>
        </text:list-item>
        <text:list-item>
          <text:p text:style-name="P391">AK220999286BR</text:p>
        </text:list-item>
        <text:list-item>
          <text:p text:style-name="P392">AA184400569BR</text:p>
        </text:list-item>
        <text:list-item>
          <text:p text:style-name="P393">AK219996336BR</text:p>
        </text:list-item>
        <text:list-item>
          <text:p text:style-name="P394">AK219860761BR</text:p>
        </text:list-item>
        <text:list-item>
          <text:p text:style-name="P395">AK220277249BR</text:p>
        </text:list-item>
        <text:list-item>
          <text:p text:style-name="P396">AA184841124BR</text:p>
        </text:list-item>
        <text:list-item>
          <text:p text:style-name="P397">AA184589184BR</text:p>
        </text:list-item>
        <text:list-item>
          <text:p text:style-name="P398">AA184591090BR</text:p>
        </text:list-item>
        <text:list-item>
          <text:p text:style-name="P399">AK221139076BR</text:p>
        </text:list-item>
        <text:list-item>
          <text:p text:style-name="P400">AK219546195BR</text:p>
        </text:list-item>
        <text:list-item>
          <text:p text:style-name="P401">AK219611530BR</text:p>
        </text:list-item>
        <text:list-item>
          <text:p text:style-name="P402">AK219321166BR</text:p>
        </text:list-item>
        <text:list-item>
          <text:p text:style-name="P403">AK221112100BR</text:p>
        </text:list-item>
        <text:list-item>
          <text:p text:style-name="P404">AK220843955BR</text:p>
        </text:list-item>
        <text:list-item>
          <text:p text:style-name="P405">AK219532995BR</text:p>
        </text:list-item>
        <text:list-item>
          <text:p text:style-name="P406">AA183073301BR</text:p>
        </text:list-item>
        <text:list-item>
          <text:p text:style-name="P407">AK221360676BR</text:p>
        </text:list-item>
        <text:list-item>
          <text:p text:style-name="P408">AA184251652BR</text:p>
        </text:list-item>
        <text:list-item>
          <text:p text:style-name="P409">AA183728582BR</text:p>
        </text:list-item>
        <text:list-item>
          <text:p text:style-name="P410">AK221425142BR</text:p>
        </text:list-item>
        <text:list-item>
          <text:p text:style-name="P411">AA185193032BR</text:p>
        </text:list-item>
        <text:list-item>
          <text:p text:style-name="P412">AK219870525BR</text:p>
        </text:list-item>
        <text:list-item>
          <text:p text:style-name="P413">AK220928259BR</text:p>
        </text:list-item>
        <text:list-item>
          <text:p text:style-name="P414">AK220762789BR</text:p>
        </text:list-item>
        <text:list-item>
          <text:p text:style-name="P415">AK220744445BR</text:p>
        </text:list-item>
        <text:list-item>
          <text:p text:style-name="P416">AA184716838BR</text:p>
        </text:list-item>
        <text:list-item>
          <text:p text:style-name="P417">AA184532247BR</text:p>
        </text:list-item>
        <text:list-item>
          <text:p text:style-name="P418">AK220832975BR</text:p>
        </text:list-item>
        <text:list-item>
          <text:p text:style-name="P419">AK221047896BR</text:p>
        </text:list-item>
        <text:list-item>
          <text:p text:style-name="P420">AK221151338BR</text:p>
        </text:list-item>
        <text:list-item>
          <text:p text:style-name="P421">AK221536231BR</text:p>
        </text:list-item>
        <text:list-item>
          <text:p text:style-name="P422">AA184614710BR</text:p>
        </text:list-item>
        <text:list-item>
          <text:p text:style-name="P423">AA184625010BR</text:p>
        </text:list-item>
        <text:list-item>
          <text:p text:style-name="P424">AA184808335BR</text:p>
        </text:list-item>
        <text:list-item>
          <text:p text:style-name="P425">AK220900145BR</text:p>
        </text:list-item>
        <text:list-item>
          <text:p text:style-name="P426">AK220928038BR</text:p>
        </text:list-item>
        <text:list-item>
          <text:p text:style-name="P427">AK220313122BR</text:p>
        </text:list-item>
        <text:list-item>
          <text:p text:style-name="P428">AA183823521BR</text:p>
        </text:list-item>
        <text:list-item>
          <text:p text:style-name="P429">AA184410606BR</text:p>
        </text:list-item>
        <text:list-item>
          <text:p text:style-name="P430">AK220887038BR</text:p>
        </text:list-item>
        <text:list-item>
          <text:p text:style-name="P431">AK220543219BR</text:p>
        </text:list-item>
        <text:list-item>
          <text:p text:style-name="P432">AA184109603BR</text:p>
        </text:list-item>
        <text:list-item>
          <text:p text:style-name="P433">AK220867563BR</text:p>
        </text:list-item>
        <text:list-item>
          <text:p text:style-name="P434">AK220879884BR</text:p>
        </text:list-item>
        <text:list-item>
          <text:p text:style-name="P435">AK220861821BR</text:p>
        </text:list-item>
        <text:list-item>
          <text:p text:style-name="P436">AA185154630BR</text:p>
        </text:list-item>
        <text:list-item>
          <text:p text:style-name="P437">AK220544925BR</text:p>
        </text:list-item>
        <text:list-item>
          <text:p text:style-name="P438">AA184429457BR</text:p>
        </text:list-item>
        <text:list-item>
          <text:p text:style-name="P439">AK220799713BR</text:p>
        </text:list-item>
        <text:list-item>
          <text:p text:style-name="P440">AK220731821BR</text:p>
        </text:list-item>
        <text:list-item>
          <text:p text:style-name="P441">AA184539395BR</text:p>
        </text:list-item>
        <text:list-item>
          <text:p text:style-name="P442">AK220668001BR</text:p>
        </text:list-item>
        <text:list-item>
          <text:p text:style-name="P443">AA184162541BR</text:p>
        </text:list-item>
        <text:list-item>
          <text:p text:style-name="P444">AK219279707BR</text:p>
        </text:list-item>
        <text:list-item>
          <text:p text:style-name="P445">AK219624025BR</text:p>
        </text:list-item>
        <text:list-item>
          <text:p text:style-name="P446">AK220436210BR</text:p>
        </text:list-item>
        <text:list-item>
          <text:p text:style-name="P447">AK221712996BR</text:p>
        </text:list-item>
        <text:list-item>
          <text:p text:style-name="P448">AA183005828BR</text:p>
        </text:list-item>
        <text:list-item>
          <text:p text:style-name="P449">AA184508530BR</text:p>
        </text:list-item>
        <text:list-item>
          <text:p text:style-name="P450">AA183226489BR</text:p>
        </text:list-item>
        <text:list-item>
          <text:p text:style-name="P451">AA184570656BR</text:p>
        </text:list-item>
        <text:list-item>
          <text:p text:style-name="P452">AK221346609BR</text:p>
        </text:list-item>
        <text:list-item>
          <text:p text:style-name="P453">AA184607183BR</text:p>
        </text:list-item>
        <text:list-item>
          <text:p text:style-name="P454">AK221089539BR</text:p>
        </text:list-item>
        <text:list-item>
          <text:p text:style-name="P455">AK220037994BR</text:p>
        </text:list-item>
        <text:list-item>
          <text:p text:style-name="P456">AA184193711BR</text:p>
        </text:list-item>
        <text:list-item>
          <text:p text:style-name="P457">AA184713139BR</text:p>
        </text:list-item>
        <text:list-item>
          <text:p text:style-name="P458">AK220037331BR</text:p>
        </text:list-item>
        <text:list-item>
          <text:p text:style-name="P459"><text:s/>AK221075588BR</text:p>
        </text:list-item>
        <text:list-item>
          <text:p text:style-name="P460">AK221393921BR</text:p>
        </text:list-item>
        <text:list-item>
          <text:p text:style-name="P461">AK219814237BR</text:p>
        </text:list-item>
        <text:list-item>
          <text:p text:style-name="P462">AK220650195BR</text:p>
        </text:list-item>
        <text:list-item>
          <text:p text:style-name="P463">AA183807682BR</text:p>
        </text:list-item>
        <text:list-item>
          <text:p text:style-name="P464">AK220371981BR</text:p>
        </text:list-item>
        <text:list-item>
          <text:p text:style-name="P465">AA184363150BR</text:p>
        </text:list-item>
        <text:list-item>
          <text:p text:style-name="P466">AK221596076BR</text:p>
        </text:list-item>
        <text:list-item>
          <text:p text:style-name="P467">AA184321336BR</text:p>
        </text:list-item>
        <text:list-item>
          <text:p text:style-name="P468">AA184227503BR</text:p>
        </text:list-item>
        <text:list-item>
          <text:p text:style-name="P469">AK222932083BR</text:p>
        </text:list-item>
        <text:list-item>
          <text:p text:style-name="P470">AK222445188BR</text:p>
        </text:list-item>
        <text:list-item>
          <text:p text:style-name="P471">AK222681558BR</text:p>
        </text:list-item>
        <text:list-item>
          <text:p text:style-name="P472">AK222218019BR</text:p>
        </text:list-item>
        <text:list-item>
          <text:p text:style-name="P473">AK222928225BR</text:p>
        </text:list-item>
        <text:list-item>
          <text:p text:style-name="P474">AK222176954BR</text:p>
        </text:list-item>
        <text:list-item>
          <text:p text:style-name="P475">AK220944398BR</text:p>
        </text:list-item>
        <text:list-item>
          <text:p text:style-name="P476">AK220723825BR</text:p>
        </text:list-item>
        <text:list-item>
          <text:p text:style-name="P477">AA184324425BR</text:p>
        </text:list-item>
        <text:list-item>
          <text:p text:style-name="P478">AK220594683BR</text:p>
        </text:list-item>
        <text:list-item>
          <text:p text:style-name="P479">AK220641349BR</text:p>
        </text:list-item>
        <text:list-item>
          <text:p text:style-name="P480">AA184437095BR</text:p>
        </text:list-item>
        <text:list-item>
          <text:p text:style-name="P481">AK220886390BR</text:p>
        </text:list-item>
        <text:list-item>
          <text:p text:style-name="P482">AK222067058BR</text:p>
        </text:list-item>
        <text:list-item>
          <text:p text:style-name="P483">AA185930302BR</text:p>
        </text:list-item>
        <text:list-item>
          <text:p text:style-name="P484">AK220873515BR</text:p>
        </text:list-item>
        <text:list-item>
          <text:p text:style-name="P485">AK220497562BR</text:p>
        </text:list-item>
        <text:list-item>
          <text:p text:style-name="P486">AK222689463BR</text:p>
        </text:list-item>
        <text:list-item>
          <text:p text:style-name="P487">AK222498804BR</text:p>
        </text:list-item>
        <text:list-item>
          <text:p text:style-name="P488">AK221953158BR</text:p>
        </text:list-item>
        <text:list-item>
          <text:p text:style-name="P489">AK222175874BR</text:p>
        </text:list-item>
        <text:list-item>
          <text:p text:style-name="P490">AK223198576BR</text:p>
        </text:list-item>
        <text:list-item>
          <text:p text:style-name="P491">AK222001710BR</text:p>
        </text:list-item>
        <text:list-item>
          <text:p text:style-name="P492">AK222150078BR</text:p>
        </text:list-item>
        <text:list-item>
          <text:p text:style-name="P493">AA186204010BR</text:p>
        </text:list-item>
        <text:list-item>
          <text:p text:style-name="P494">AK222652636BR</text:p>
        </text:list-item>
        <text:list-item>
          <text:p text:style-name="P495">AA185261421BR</text:p>
        </text:list-item>
        <text:list-item>
          <text:p text:style-name="P496">AA185252376BR</text:p>
        </text:list-item>
        <text:list-item>
          <text:p text:style-name="P497">AK222436257BR</text:p>
        </text:list-item>
        <text:list-item>
          <text:p text:style-name="P498">AA186433499BR</text:p>
        </text:list-item>
        <text:list-item>
          <text:p text:style-name="P499">AA185754979BR</text:p>
        </text:list-item>
        <text:list-item>
          <text:p text:style-name="P500">AA185324435BR</text:p>
        </text:list-item>
        <text:list-item>
          <text:p text:style-name="P501">AK223033909BR</text:p>
        </text:list-item>
        <text:list-item>
          <text:p text:style-name="P502">AK222851985BR</text:p>
        </text:list-item>
        <text:list-item>
          <text:p text:style-name="P503">AK223054400BR</text:p>
        </text:list-item>
        <text:list-item>
          <text:p text:style-name="P504">AA185553376BR</text:p>
        </text:list-item>
        <text:list-item>
          <text:p text:style-name="P505">AK222669089BR</text:p>
        </text:list-item>
        <text:list-item>
          <text:p text:style-name="P506">AA186262057BR</text:p>
        </text:list-item>
        <text:list-item>
          <text:p text:style-name="P507">AA186023088BR</text:p>
        </text:list-item>
        <text:list-item>
          <text:p text:style-name="P508">AK223198885BR</text:p>
        </text:list-item>
        <text:list-item>
          <text:p text:style-name="P509">AA185541316BR</text:p>
        </text:list-item>
        <text:list-item>
          <text:p text:style-name="P510">AA186040789BR</text:p>
        </text:list-item>
        <text:list-item>
          <text:p text:style-name="P511">AK222790819BR</text:p>
        </text:list-item>
        <text:list-item>
          <text:p text:style-name="P512">AK223173971BR</text:p>
        </text:list-item>
        <text:list-item>
          <text:p text:style-name="P513">AA185496237BR</text:p>
        </text:list-item>
        <text:list-item>
          <text:p text:style-name="P514">AK223006188BR</text:p>
        </text:list-item>
        <text:list-item>
          <text:p text:style-name="P515">AA185432537BR</text:p>
        </text:list-item>
        <text:list-item>
          <text:p text:style-name="P516">AK221950267BR</text:p>
        </text:list-item>
        <text:list-item>
          <text:p text:style-name="P517">AA185583188BR</text:p>
        </text:list-item>
        <text:list-item>
          <text:p text:style-name="P518">AK222799720BR</text:p>
        </text:list-item>
        <text:list-item>
          <text:p text:style-name="P519">AK222870256BR</text:p>
        </text:list-item>
        <text:list-item>
          <text:p text:style-name="P520">AK221903531BR</text:p>
        </text:list-item>
        <text:list-item>
          <text:p text:style-name="P521">AA185576726BR</text:p>
        </text:list-item>
        <text:list-item>
          <text:p text:style-name="P522">AA185554875BR</text:p>
        </text:list-item>
        <text:list-item>
          <text:p text:style-name="P523">AA185259697BR</text:p>
        </text:list-item>
        <text:list-item>
          <text:p text:style-name="P524">AK222067818BR</text:p>
        </text:list-item>
        <text:list-item>
          <text:p text:style-name="P525">AA185869628BR</text:p>
        </text:list-item>
        <text:list-item>
          <text:p text:style-name="P526">AK221434419BR</text:p>
        </text:list-item>
        <text:list-item>
          <text:p text:style-name="P527">AK222428247BR</text:p>
        </text:list-item>
        <text:list-item>
          <text:p text:style-name="P528">AA185564285BR</text:p>
        </text:list-item>
        <text:list-item>
          <text:p text:style-name="P529">AK223088519BR</text:p>
        </text:list-item>
        <text:list-item>
          <text:p text:style-name="P530">AK222566597BR</text:p>
        </text:list-item>
        <text:list-item>
          <text:p text:style-name="P531">AK220787216BR</text:p>
        </text:list-item>
        <text:list-item>
          <text:p text:style-name="P532">AA184392448BR</text:p>
        </text:list-item>
        <text:list-item>
          <text:p text:style-name="P533">AA185650792BR</text:p>
        </text:list-item>
        <text:list-item>
          <text:p text:style-name="P534">AK223155947BR</text:p>
        </text:list-item>
        <text:list-item>
          <text:p text:style-name="P535">AK222779393BR</text:p>
        </text:list-item>
        <text:list-item>
          <text:p text:style-name="P536">AA185501691BR</text:p>
        </text:list-item>
        <text:list-item>
          <text:p text:style-name="P537">AK222998133BR</text:p>
        </text:list-item>
        <text:list-item>
          <text:p text:style-name="P538">AA186396527BR</text:p>
        </text:list-item>
        <text:list-item>
          <text:p text:style-name="P539">AA186403948BR</text:p>
        </text:list-item>
        <text:list-item>
          <text:p text:style-name="P540">AK221961809BR</text:p>
        </text:list-item>
        <text:list-item>
          <text:p text:style-name="P541">AA186304724BR</text:p>
        </text:list-item>
        <text:list-item>
          <text:p text:style-name="P542">AK221209497BR</text:p>
        </text:list-item>
        <text:list-item>
          <text:p text:style-name="P543">AK221231963BR</text:p>
        </text:list-item>
        <text:list-item>
          <text:p text:style-name="P544">AK221009544BR</text:p>
        </text:list-item>
        <text:list-item>
          <text:p text:style-name="P545">AA183240432BR</text:p>
        </text:list-item>
        <text:list-item>
          <text:p text:style-name="P546">AK221064293BR</text:p>
        </text:list-item>
        <text:list-item>
          <text:p text:style-name="P547">AK221039648BR</text:p>
        </text:list-item>
        <text:list-item>
          <text:p text:style-name="P548">AK219378395BR</text:p>
        </text:list-item>
        <text:list-item>
          <text:p text:style-name="P549">AK222588782BR</text:p>
        </text:list-item>
        <text:list-item>
          <text:p text:style-name="P550">AA186074822BR</text:p>
        </text:list-item>
        <text:list-item>
          <text:p text:style-name="P551">AA186139497BR</text:p>
        </text:list-item>
        <text:list-item>
          <text:p text:style-name="P552">AA185401217BR</text:p>
        </text:list-item>
        <text:list-item>
          <text:p text:style-name="P553">AA185635870BR</text:p>
        </text:list-item>
        <text:list-item>
          <text:p text:style-name="P554"><text:span text:style-name="T555">AK219366304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16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15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136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16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6T18:59:00Z</meta:creation-date>
    <dc:date>2024-07-16T18:59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549" meta:character-count="3510" meta:row-count="24" meta:non-whitespace-character-count="2968"/>
  </office:meta>
</office:document-meta>
</file>